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B_5f_Table">
      <style:graphic-properties draw:textarea-horizontal-align="justify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DB_5f_ColumList">
      <style:graphic-properties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7" style:family="graphic" style:parent-style-name="DB_5f_Comment">
      <style:graphic-properties draw:textarea-horizontal-align="justify" draw:textarea-vertical-align="middle" draw:auto-grow-height="false"/>
    </style:style>
    <style:style style:name="gr8" style:family="graphic" style:parent-style-name="DB_5f_Comment_5f_Connector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Form_5f_Input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67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6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5.034cm"/>
    </style:style>
    <style:style style:name="gr23" style:family="graphic" style:parent-style-name="standard">
      <style:graphic-properties draw:stroke="none" draw:fill="none" fo:min-height="2.545cm"/>
    </style:style>
    <style:style style:name="gr24" style:family="graphic" style:parent-style-name="standard">
      <style:graphic-properties draw:stroke="none" draw:fill="none" fo:min-height="9.24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font-size="46.700000762939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8.9000015258789pt"/>
    </style:style>
    <style:style style:name="P4" style:family="paragraph">
      <style:paragraph-properties fo:text-align="start"/>
      <style:text-properties fo:font-size="46.7000007629395pt" style:font-size-asian="12pt" style:font-size-complex="1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text-properties fo:font-size="2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color="#ff0000" fo:font-size="10pt" style:font-size-asian="10pt" style:font-size-complex="1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 fo:font-size="10pt" style:font-size-asian="10pt" style:font-size-complex="1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2" draw:layer="layout" svg:width="16.7cm" svg:height="17.593cm" svg:x="42.741cm" svg:y="63.55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16.7cm" svg:height="9.774cm" svg:x="62.581cm" svg:y="46.98cm">
          <text:p text:style-name="P1">song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6.7cm" svg:height="9.774cm" svg:x="62.581cm" svg:y="29.144cm">
          <text:p text:style-name="P1">album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0.931cm" svg:y1="56.754cm" svg:x2="51.091cm" svg:y2="63.552cm" draw:start-shape="id1" draw:start-glue-point="2" draw:end-shape="id2" svg:d="m70931 56754v3399h-19840v3399">
          <text:p/>
        </draw:connector>
        <draw:connector draw:style-name="gr2" draw:text-style-name="P2" draw:layer="layout" svg:x1="70.931cm" svg:y1="38.918cm" svg:x2="70.931cm" svg:y2="46.98cm" draw:start-shape="id3" draw:end-shape="id1" draw:end-glue-point="0" svg:d="m70931 38918v8062">
          <text:p/>
        </draw:connector>
        <draw:custom-shape draw:style-name="gr1" draw:text-style-name="P1" draw:id="id4" draw:layer="layout" svg:width="14.621cm" svg:height="9.774cm" svg:x="63.616cm" svg:y="8.811cm">
          <text:p text:style-name="P1">artis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0.926cm" svg:y1="18.585cm" svg:x2="70.931cm" svg:y2="29.144cm" draw:start-shape="id4" draw:end-shape="id3" draw:end-glue-point="0" svg:d="m70926 18585v5280h5v5279">
          <text:p/>
        </draw:connector>
        <draw:custom-shape draw:style-name="gr3" draw:text-style-name="P3" draw:layer="layout" svg:width="14.408cm" svg:height="12.647cm" svg:x="44.027cm" svg:y="66.535cm">
          <text:p text:style-name="P3">hash</text:p>
          <text:p text:style-name="P3">pat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549cm" svg:y="49.963cm">
          <text:p text:style-name="P3">na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616cm" svg:y="32.268cm">
          <text:p text:style-name="P3">name</text:p>
          <text:p text:style-name="P3">releasedD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29cm" svg:height="4.836cm" svg:x="64.58cm" svg:y="12.028cm">
          <text:p text:style-name="P3">na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6.7cm" svg:height="9.774cm" svg:x="26.041cm" svg:y="46.733cm">
          <text:p text:style-name="P1">fol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5.168cm" svg:x="27.327cm" svg:y="49.384cm">
          <text:p text:style-name="P3">hash</text:p>
          <text:p text:style-name="P3">pat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4.391cm" svg:y1="46.733cm" svg:x2="62.581cm" svg:y2="34.031cm" draw:start-shape="id5" draw:start-glue-point="0" draw:end-shape="id3" draw:end-glue-point="3" svg:d="m34391 46733v-12702h28190">
          <text:p/>
        </draw:connector>
        <draw:connector draw:style-name="gr2" draw:text-style-name="P2" draw:layer="layout" draw:line-skew="-2.75cm" svg:x1="34.391cm" svg:y1="46.733cm" svg:x2="70.926cm" svg:y2="18.585cm" draw:start-shape="id5" draw:start-glue-point="0" draw:end-shape="id4" svg:d="m34391 46733v-16824h36535v-11324">
          <text:p/>
        </draw:connector>
        <draw:connector draw:style-name="gr2" draw:text-style-name="P2" draw:layer="layout" svg:x1="51.091cm" svg:y1="63.552cm" svg:x2="34.391cm" svg:y2="56.507cm" draw:start-shape="id2" draw:start-glue-point="0" draw:end-shape="id5" draw:end-glue-point="2" svg:d="m51091 63552v-3523h-16700v-3522">
          <text:p/>
        </draw:connector>
        <draw:connector draw:style-name="gr2" draw:text-style-name="P2" draw:layer="layout" draw:line-skew="2.499cm" svg:x1="79.281cm" svg:y1="51.867cm" svg:x2="78.237cm" svg:y2="13.698cm" draw:start-shape="id1" draw:start-glue-point="1" draw:end-shape="id4" draw:end-glue-point="1" svg:d="m79281 51867h3000v-38169h-4044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4" draw:layer="layout" svg:width="15.797cm" svg:height="21.734cm" svg:x="20cm" svg:y="1.266cm">
          <text:list text:style-name="L1">
            <text:list-item>
              <text:p text:style-name="P4"><text:span text:style-name="T1">All songs from artistX; showing which are available</text:span></text:p>
            </text:list-item>
            <text:list-item>
              <text:p text:style-name="P4"><text:span text:style-name="T1">All songs from recrodY; showing which are available</text:span></text:p>
            </text:list-item>
            <text:list-item>
              <text:p text:style-name="P4"><text:span text:style-name="T1">Infos about artistX</text:span></text:p>
            </text:list-item>
            <text:list-item>
              <text:p text:style-name="P4"><text:span text:style-name="T1">Infos about recordY</text:span></text:p>
            </text:list-item>
            <text:list-item>
              <text:p text:style-name="P4"><text:span text:style-name="T1">Infos about songZ</text:span></text:p>
              <text:p text:style-name="P4"><text:span text:style-name="T1"/></text:p>
            </text:list-item>
            <text:list-item>
              <text:p text:style-name="P4"><text:span text:style-name="T1">Which artists/albums/songs are in CollectionA? Which are availa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5cm" svg:height="11.5cm" svg:x="4cm" svg:y="4cm">
          <text:list text:style-name="L1">
            <text:list-item>
              <text:p text:style-name="P4"><text:span text:style-name="T1">All songs from artistX</text:span></text:p>
            </text:list-item>
            <text:list-item>
              <text:p text:style-name="P4"><text:span text:style-name="T1">All songs from recrodY</text:span></text:p>
            </text:list-item>
            <text:list-item>
              <text:p text:style-name="P4"><text:span text:style-name="T1">Infos about artistX</text:span></text:p>
            </text:list-item>
            <text:list-item>
              <text:p text:style-name="P4"><text:span text:style-name="T1">Infos about recordY</text:span></text:p>
            </text:list-item>
            <text:list-item>
              <text:p text:style-name="P4"><text:span text:style-name="T1">Infos about songZ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6" draw:text-style-name="P5" draw:layer="layout" svg:width="23cm" svg:height="18cm" svg:x="5.5cm" svg:y="3cm">
          <text:p text:style-name="P5">Informatio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6cm" svg:height="11cm" svg:x="7.9cm" svg:y="22.5cm">
          <text:p text:style-name="P5">FileStore</text:p>
          <draw:enhanced-geometry svg:viewBox="0 0 21600 21600" draw:type="rectangle" draw:enhanced-path="M 0 0 L 21600 0 21600 21600 0 21600 0 0 Z N"/>
        </draw:custom-shape>
        <draw:custom-shape draw:style-name="gr1" draw:text-style-name="P6" draw:id="id8" draw:layer="layout" svg:width="4cm" svg:height="3.498cm" svg:x="15.9cm" svg:y="25.5cm">
          <text:p text:style-name="P6">file</text:p>
          <draw:enhanced-geometry svg:viewBox="0 0 21600 21600" draw:type="rectangle" draw:enhanced-path="M 0 0 L 21600 0 21600 21600 0 21600 0 0 Z N"/>
        </draw:custom-shape>
        <draw:custom-shape draw:style-name="gr1" draw:text-style-name="P6" draw:id="id6" draw:layer="layout" svg:width="4cm" svg:height="2.5cm" svg:x="16cm" svg:y="17.963cm">
          <text:p text:style-name="P6">song</text:p>
          <draw:enhanced-geometry svg:viewBox="0 0 21600 21600" draw:type="rectangle" draw:enhanced-path="M 0 0 L 21600 0 21600 21600 0 21600 0 0 Z N"/>
        </draw:custom-shape>
        <draw:custom-shape draw:style-name="gr1" draw:text-style-name="P6" draw:id="id10" draw:layer="layout" svg:width="4cm" svg:height="2.799cm" svg:x="16cm" svg:y="9.203cm">
          <text:p text:style-name="P6">recor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cm" svg:y1="20.463cm" svg:x2="17.951cm" svg:y2="23.7cm" draw:start-shape="id6" draw:start-glue-point="2" draw:end-shape="id7" svg:d="m18000 20463v1619h-49v1618">
          <text:p/>
        </draw:connector>
        <draw:custom-shape draw:style-name="gr1" draw:text-style-name="P6" draw:id="id16" draw:layer="layout" svg:width="3.502cm" svg:height="2.5cm" svg:x="16.248cm" svg:y="4.1cm">
          <text:p text:style-name="P6">artist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2.236cm" svg:x="16.208cm" svg:y="26.262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237cm" svg:x="16.232cm" svg:y="18.726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" draw:layer="layout" svg:width="3.451cm" svg:height="1.5cm" svg:x="16.248cm" svg:y="10cm">
          <text:p text:style-name="P7">name</text:p>
          <text:p text:style-name="P7">release_date</text:p>
          <text:p text:style-name="P7">typ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953cm" svg:height="1.237cm" svg:x="16.479cm" svg:y="4.923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6" draw:id="id9" draw:layer="layout" svg:width="4cm" svg:height="2.5cm" svg:x="14.4cm" svg:y="30.3cm">
          <text:p text:style-name="P6">folder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322cm" svg:x="14.708cm" svg:y="30.978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9cm" svg:y1="28.998cm" svg:x2="16.4cm" svg:y2="30.3cm" draw:start-shape="id8" draw:start-glue-point="2" draw:end-shape="id9" svg:d="m17900 28998v651h-1500v651">
          <text:p/>
        </draw:connector>
        <draw:custom-shape draw:style-name="gr1" draw:text-style-name="P6" draw:id="id7" draw:layer="layout" svg:width="3.502cm" svg:height="1.5cm" svg:x="16.2cm" svg:y="23.7cm">
          <text:p text:style-name="P6">contains so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951cm" svg:y1="25.2cm" svg:x2="17.9cm" svg:y2="25.5cm" draw:start-shape="id7" draw:start-glue-point="2" draw:end-shape="id8" draw:end-glue-point="0" svg:d="m17951 25200v150h-51v150">
          <text:p/>
        </draw:connector>
        <draw:custom-shape draw:style-name="gr1" draw:text-style-name="P6" draw:id="id11" draw:layer="layout" svg:width="3.502cm" svg:height="1.797cm" svg:x="20.38cm" svg:y="11.7cm">
          <text:p text:style-name="P6">record_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54cm" svg:height="0.832cm" svg:x="21.1cm" svg:y="12.499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0cm" svg:y1="10.602cm" svg:x2="22.131cm" svg:y2="11.7cm" draw:start-shape="id10" draw:start-glue-point="1" draw:end-shape="id11" draw:end-glue-point="0" svg:d="m20000 10602h2131v1098">
          <text:p/>
        </draw:connector>
        <draw:custom-shape draw:style-name="gr1" draw:text-style-name="P2" draw:id="id12" draw:layer="layout" svg:width="3.5cm" svg:height="2cm" svg:x="6.2cm" svg:y="9.612cm">
          <text:p text:style-name="P2">Collection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6.946cm" svg:y="10.6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6" draw:id="id13" draw:layer="layout" svg:width="2.002cm" svg:height="1cm" svg:x="12.098cm" svg:y="4.862cm">
          <text:p text:style-name="P6">is in coll</text:p>
          <draw:enhanced-geometry svg:viewBox="0 0 21600 21600" draw:type="rectangle" draw:enhanced-path="M 0 0 L 21600 0 21600 21600 0 21600 0 0 Z N"/>
        </draw:custom-shape>
        <draw:custom-shape draw:style-name="gr1" draw:text-style-name="P6" draw:id="id14" draw:layer="layout" svg:width="2.002cm" svg:height="1cm" svg:x="11.6cm" svg:y="10.1cm">
          <text:p text:style-name="P6">is in coll</text:p>
          <draw:enhanced-geometry svg:viewBox="0 0 21600 21600" draw:type="rectangle" draw:enhanced-path="M 0 0 L 21600 0 21600 21600 0 21600 0 0 Z N"/>
        </draw:custom-shape>
        <draw:custom-shape draw:style-name="gr1" draw:text-style-name="P6" draw:id="id15" draw:layer="layout" svg:width="2.002cm" svg:height="1cm" svg:x="12.1cm" svg:y="18.728cm">
          <text:p text:style-name="P6">is in coll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7cm" svg:y1="10.612cm" svg:x2="12.098cm" svg:y2="5.362cm" draw:start-shape="id12" draw:start-glue-point="1" draw:end-shape="id13" draw:end-glue-point="3" svg:d="m9700 10612h1199v-5250h1199">
          <text:p/>
        </draw:connector>
        <draw:connector draw:style-name="gr2" draw:text-style-name="P2" draw:layer="layout" svg:x1="9.7cm" svg:y1="10.612cm" svg:x2="11.6cm" svg:y2="10.6cm" draw:start-shape="id12" draw:start-glue-point="1" draw:end-shape="id14" draw:end-glue-point="3" svg:d="m9700 10612h950v-12h950">
          <text:p/>
        </draw:connector>
        <draw:connector draw:style-name="gr2" draw:text-style-name="P2" draw:layer="layout" svg:x1="9.7cm" svg:y1="10.612cm" svg:x2="12.1cm" svg:y2="19.228cm" draw:start-shape="id12" draw:start-glue-point="1" draw:end-shape="id15" draw:end-glue-point="3" svg:d="m9700 10612h1200v8616h1200">
          <text:p/>
        </draw:connector>
        <draw:connector draw:style-name="gr2" draw:text-style-name="P2" draw:layer="layout" svg:x1="14.1cm" svg:y1="5.362cm" svg:x2="16.248cm" svg:y2="5.35cm" draw:start-shape="id13" draw:start-glue-point="1" draw:end-shape="id16" draw:end-glue-point="3" svg:d="m14100 5362h1074v-12h1074">
          <text:p/>
        </draw:connector>
        <draw:connector draw:style-name="gr2" draw:text-style-name="P2" draw:layer="layout" svg:x1="13.602cm" svg:y1="10.6cm" svg:x2="16cm" svg:y2="10.602cm" draw:start-shape="id14" draw:start-glue-point="1" draw:end-shape="id10" draw:end-glue-point="3" svg:d="m13602 10600h1199v2h1199">
          <text:p/>
        </draw:connector>
        <draw:connector draw:style-name="gr2" draw:text-style-name="P2" draw:layer="layout" svg:x1="14.102cm" svg:y1="19.228cm" svg:x2="16cm" svg:y2="19.213cm" draw:start-shape="id15" draw:start-glue-point="1" draw:end-shape="id6" draw:end-glue-point="3" svg:d="m14102 19228h949v-15h949">
          <text:p/>
        </draw:connector>
        <draw:custom-shape draw:style-name="gr7" draw:id="id17" draw:layer="layout" svg:width="10cm" svg:height="1.5cm" svg:x="21.751cm" svg:y="23.506cm">
          <text:p>A song can be available in multiple files (different qualities)</text:p>
          <text:p>Multiple songs can be in one mp3 fil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21.751cm" svg:y1="24.256cm" svg:x2="19.702cm" svg:y2="24.45cm" draw:start-shape="id17" draw:end-shape="id7" svg:d="m21751 24256-2049 194">
          <text:p/>
        </draw:connector>
        <draw:custom-shape draw:style-name="gr1" draw:text-style-name="P2" draw:id="id26" draw:layer="layout" svg:width="3cm" svg:height="2.5cm" svg:x="8.7cm" svg:y="26cm">
          <text:p text:style-name="P2">file_stor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322cm" svg:x="9.2cm" svg:y="26.678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6" draw:id="id18" draw:layer="layout" svg:width="2.502cm" svg:height="0.807cm" svg:x="16.744cm" svg:y="7.1cm">
          <text:p text:style-name="P6">Releas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7.999cm" svg:y1="6.6cm" svg:x2="17.995cm" svg:y2="7.1cm" draw:start-shape="id16" draw:start-glue-point="2" draw:end-shape="id18" draw:end-glue-point="0" svg:d="m17999 6600-4 500">
          <text:p/>
        </draw:connector>
        <draw:connector draw:style-name="gr2" draw:text-style-name="P2" draw:layer="layout" draw:type="line" svg:x1="17.995cm" svg:y1="7.907cm" svg:x2="18cm" svg:y2="9.203cm" draw:start-shape="id18" draw:start-glue-point="2" draw:end-shape="id10" draw:end-glue-point="0" svg:d="m17995 7907 5 1296">
          <text:p/>
        </draw:connector>
        <draw:custom-shape draw:style-name="gr7" draw:id="id19" draw:layer="layout" svg:width="15cm" svg:height="2.176cm" svg:x="25.5cm" svg:y="6.428cm">
          <text:p>An artist can release multiple records</text:p>
          <text:p>A record can be released by multipe artists („Bob Marley and the Wailers“)</text:p>
          <text:p>(note that a record can be <text:span text:style-name="T2">release</text:span> by one group of artists and be <text:span text:style-name="T2">played</text:span> by another group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9.246cm" svg:y1="7.503cm" svg:x2="25.5cm" svg:y2="7.516cm" draw:start-shape="id18" draw:start-glue-point="1" draw:end-shape="id19" draw:end-glue-point="3" svg:d="m19246 7503 6254 13">
          <text:p/>
        </draw:connector>
        <draw:custom-shape draw:style-name="gr1" draw:text-style-name="P2" draw:id="id20" draw:layer="layout" svg:width="3cm" svg:height="1cm" svg:x="22.9cm" svg:y="10.1cm">
          <text:p text:style-name="P2">played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9.75cm" svg:y1="5.35cm" svg:x2="24.4cm" svg:y2="10.1cm" draw:start-shape="id16" draw:start-glue-point="1" draw:end-shape="id20" draw:end-glue-point="0" svg:d="m19750 5350h4650v4750">
          <text:p/>
        </draw:connector>
        <draw:connector draw:style-name="gr2" draw:text-style-name="P2" draw:layer="layout" svg:x1="20cm" svg:y1="19.213cm" svg:x2="24.4cm" svg:y2="11.1cm" draw:start-shape="id6" draw:start-glue-point="1" draw:end-shape="id20" draw:end-glue-point="2" svg:d="m20000 19213h4400v-8113">
          <text:p/>
        </draw:connector>
        <draw:custom-shape draw:style-name="gr1" draw:text-style-name="P2" draw:id="id22" draw:layer="layout" svg:width="3cm" svg:height="1cm" svg:x="16.5cm" svg:y="15.7cm">
          <text:p text:style-name="P2">contains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cm" svg:y1="12.002cm" svg:x2="17.993cm" svg:y2="12.9cm" draw:start-shape="id10" draw:start-glue-point="2" draw:end-shape="id21" draw:end-glue-point="0" svg:d="m18000 12002v448h-7v450">
          <text:p/>
        </draw:connector>
        <draw:connector draw:style-name="gr2" draw:text-style-name="P2" draw:layer="layout" svg:x1="18cm" svg:y1="16.7cm" svg:x2="18cm" svg:y2="17.963cm" draw:start-shape="id22" draw:start-glue-point="2" draw:end-shape="id6" draw:end-glue-point="0" svg:d="m18000 16700v1263">
          <text:p/>
        </draw:connector>
        <draw:custom-shape draw:style-name="gr7" draw:id="id23" draw:layer="layout" svg:width="15cm" svg:height="2.176cm" svg:x="27cm" svg:y="9.1cm">
          <text:p>An song can be played by multiple artists</text:p>
          <text:p>An artist can play multiple songs</text:p>
          <text:p>(note that a record can be <text:span text:style-name="T2">release</text:span> by one group of artists and be <text:span text:style-name="T2">played</text:span> by another group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27cm" svg:y1="10.188cm" svg:x2="25.9cm" svg:y2="10.6cm" draw:start-shape="id23" draw:end-shape="id20" draw:end-glue-point="1" svg:d="m27000 10188-1100 412">
          <text:p/>
        </draw:connector>
        <draw:custom-shape draw:style-name="gr1" draw:text-style-name="P6" draw:id="id24" draw:layer="layout" svg:width="4cm" svg:height="2.5cm" svg:x="19.4cm" svg:y="30.502cm">
          <text:p text:style-name="P6">file_typ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322cm" svg:x="19.708cm" svg:y="31.18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onnector draw:style-name="gr2" draw:text-style-name="P2" draw:id="id25" draw:layer="layout" svg:x1="21.4cm" svg:y1="30cm" svg:x2="21.4cm" svg:y2="30.502cm" draw:end-shape="id24" draw:end-glue-point="0" svg:d="m21400 30000v502">
          <text:p/>
        </draw:connector>
        <draw:connector draw:style-name="gr2" draw:text-style-name="P2" draw:layer="layout" svg:x1="21.4cm" svg:y1="30.251cm" svg:x2="17.9cm" svg:y2="28.998cm" draw:start-shape="id25" draw:start-glue-point="0" draw:end-shape="id8" draw:end-glue-point="2" svg:d="m21400 30251v-752h-3500v-501">
          <text:p/>
        </draw:connector>
        <draw:custom-shape draw:style-name="gr1" draw:text-style-name="P2" draw:id="id27" draw:layer="layout" svg:width="2.5cm" svg:height="1.5cm" svg:x="12.3cm" svg:y="26.5cm">
          <text:p text:style-name="P2">available_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7cm" svg:y1="27.25cm" svg:x2="12.3cm" svg:y2="27.25cm" draw:start-shape="id26" draw:start-glue-point="1" draw:end-shape="id27" draw:end-glue-point="3" svg:d="m11700 27250h600">
          <text:p/>
        </draw:connector>
        <draw:connector draw:style-name="gr2" draw:text-style-name="P2" draw:layer="layout" svg:x1="14.8cm" svg:y1="27.25cm" svg:x2="15.9cm" svg:y2="27.249cm" draw:start-shape="id27" draw:start-glue-point="1" draw:end-shape="id8" draw:end-glue-point="3" svg:d="m14800 27250h550v-1h550">
          <text:p/>
        </draw:connector>
        <draw:custom-shape draw:style-name="gr1" draw:text-style-name="P6" draw:id="id21" draw:layer="layout" svg:width="3.502cm" svg:height="1.797cm" svg:x="16.242cm" svg:y="12.9cm">
          <text:p text:style-name="P6">volu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54cm" svg:height="0.832cm" svg:x="17.162cm" svg:y="13.599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993cm" svg:y1="14.697cm" svg:x2="18cm" svg:y2="15.7cm" draw:start-shape="id21" draw:start-glue-point="2" draw:end-shape="id22" draw:end-glue-point="0" svg:d="m17993 14697v501h7v502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9" draw:text-style-name="P2" draw:layer="layout" svg:width="16cm" svg:height="13.5cm" svg:x="1.5cm" svg:y="2cm">
          <text:p text:style-name="P2">New/Edit Artist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2cm" svg:y="3.543cm">
          <draw:text-box>
            <text:p>Name</text:p>
          </draw:text-box>
        </draw:frame>
        <draw:custom-shape draw:style-name="gr11" draw:text-style-name="P2" draw:layer="layout" svg:width="5.5cm" svg:height="1cm" svg:x="5.536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1cm" svg:x="2.5cm" svg:y="14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6.5cm" svg:height="32cm" svg:x="18.5cm" svg:y="2cm">
          <text:p text:style-name="P2">New/Edit Record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19.5cm" svg:y="3.834cm">
          <draw:text-box>
            <text:p>Name</text:p>
          </draw:text-box>
        </draw:frame>
        <draw:custom-shape draw:style-name="gr11" draw:text-style-name="P2" draw:layer="layout" svg:width="5.5cm" svg:height="1cm" svg:x="23.9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1cm" svg:x="20cm" svg:y="32.5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16cm" svg:height="1cm" svg:x="23.9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.267cm" svg:height="0.962cm" svg:x="19.5cm" svg:y="7.7cm">
          <draw:text-box>
            <text:p>Artists</text:p>
          </draw:text-box>
        </draw:frame>
        <draw:frame draw:style-name="gr10" draw:layer="layout" svg:width="2.966cm" svg:height="0.962cm" svg:x="22.034cm" svg:y="9.238cm">
          <draw:text-box>
            <text:p>Selected</text:p>
          </draw:text-box>
        </draw:frame>
        <draw:frame draw:style-name="gr10" draw:layer="layout" svg:width="3.055cm" svg:height="0.962cm" svg:x="29.233cm" svg:y="9.2cm">
          <draw:text-box>
            <text:p>Available</text:p>
          </draw:text-box>
        </draw:frame>
        <draw:custom-shape draw:style-name="gr13" draw:text-style-name="P2" draw:layer="layout" svg:width="1cm" svg:height="1cm" svg:x="26.754cm" svg:y="11.5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layer="layout" svg:width="2.932cm" svg:height="0.962cm" svg:x="19.5cm" svg:y="16.6cm">
          <draw:text-box>
            <text:p>Volumns</text:p>
          </draw:text-box>
        </draw:frame>
        <draw:custom-shape draw:style-name="gr14" draw:text-style-name="P2" draw:layer="layout" svg:width="14.5cm" svg:height="7.692cm" svg:x="20cm" svg:y="8.5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4.5cm" svg:height="5.192cm" svg:x="20cm" svg:y="17.4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1cm" svg:x="25.5cm" svg:y="19.1cm">
          <text:p text:style-name="P2">X</text:p>
          <draw:enhanced-geometry svg:viewBox="0 0 21600 21600" draw:type="rectangle" draw:enhanced-path="M 0 0 L 21600 0 21600 21600 0 21600 0 0 Z N"/>
        </draw:custom-shape>
        <draw:frame draw:style-name="gr15" draw:layer="layout" svg:width="5.767cm" svg:height="0.962cm" svg:x="20.233cm" svg:y="19.1cm">
          <draw:text-box>
            <text:p>Named volumns</text:p>
          </draw:text-box>
        </draw:frame>
        <draw:g>
          <draw:custom-shape draw:style-name="gr12" draw:text-style-name="P2" draw:layer="layout" svg:width="1cm" svg:height="1cm" svg:x="26.734cm" svg:y="17.88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407cm" svg:height="0.329cm" svg:x="27.049cm" svg:y="17.989cm">
            <text:p/>
            <draw:enhanced-geometry svg:viewBox="0 0 21600 21600" draw:text-areas="?f0 ?f7 ?f2 21600" draw:type="up-arrow" draw:modifiers="11192.7272727273 4268.2634730538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2" draw:layer="layout" svg:width="0.38cm" svg:height="0.27cm" svg:x="27.049cm" svg:y="18.442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1.012cm" svg:height="1cm" svg:x="25.722cm" svg:y="17.88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layer="layout" svg:width="5.767cm" svg:height="0.962cm" svg:x="20.367cm" svg:y="17.884cm">
          <draw:text-box>
            <text:p>Count</text:p>
          </draw:text-box>
        </draw:frame>
        <draw:custom-shape draw:style-name="gr17" draw:text-style-name="P2" draw:layer="layout" svg:width="6.942cm" svg:height="3.006cm" svg:x="27.058cm" svg:y="19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8.558cm" svg:y1="19.398cm" svg:x2="28.558cm" svg:y2="22.106cm">
          <text:p/>
        </draw:line>
        <draw:frame draw:style-name="gr10" draw:layer="layout" svg:width="0.853cm" svg:height="2.384cm" svg:x="27.558cm" svg:y="19.532cm">
          <draw:text-box>
            <text:p>1</text:p>
            <text:p>2</text:p>
            <text:p>3</text:p>
          </draw:text-box>
        </draw:frame>
        <draw:frame draw:style-name="gr10" draw:layer="layout" svg:width="1.734cm" svg:height="2.384cm" svg:x="29.058cm" svg:y="19.606cm">
          <draw:text-box>
            <text:p>Vol1</text:p>
            <text:p>Vol2</text:p>
            <text:p>vol3</text:p>
          </draw:text-box>
        </draw:frame>
        <draw:frame draw:style-name="gr10" draw:layer="layout" svg:width="4.232cm" svg:height="0.962cm" svg:x="19.464cm" svg:y="5.043cm">
          <draw:text-box>
            <text:p>Release date</text:p>
          </draw:text-box>
        </draw:frame>
        <draw:custom-shape draw:style-name="gr11" draw:text-style-name="P2" draw:layer="layout" svg:width="5.5cm" svg:height="1cm" svg:x="23.9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16cm" svg:height="1cm" svg:x="23.9cm" svg:y="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91cm" svg:height="0.962cm" svg:x="19.408cm" svg:y="6.357cm">
          <draw:text-box>
            <text:p>Record type</text:p>
          </draw:text-box>
        </draw:frame>
        <draw:g>
          <draw:custom-shape draw:style-name="gr12" draw:text-style-name="P2" draw:layer="layout" svg:width="1cm" svg:height="1cm" svg:x="23.914cm" svg:y="6.4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34cm" svg:height="0.6cm" svg:x="24.051cm" svg:y="6.6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24.902cm" svg:y="6.43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2" draw:layer="layout" svg:width="16.5cm" svg:height="37.5cm" svg:x="36cm" svg:y="2cm">
          <text:p text:style-name="P2">New/Edit Song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37cm" svg:y="3.834cm">
          <draw:text-box>
            <text:p>Name</text:p>
          </draw:text-box>
        </draw:frame>
        <draw:custom-shape draw:style-name="gr11" draw:text-style-name="P2" draw:layer="layout" svg:width="5.5cm" svg:height="1cm" svg:x="41.4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1cm" svg:x="36.5cm" svg:y="37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16cm" svg:height="1cm" svg:x="41.4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5.785cm" svg:height="0.962cm" svg:x="37cm" svg:y="9.6cm">
          <draw:text-box>
            <text:p>Contributing artists</text:p>
          </draw:text-box>
        </draw:frame>
        <draw:frame draw:style-name="gr10" draw:layer="layout" svg:width="2.966cm" svg:height="0.962cm" svg:x="39.534cm" svg:y="11.138cm">
          <draw:text-box>
            <text:p>Selected</text:p>
          </draw:text-box>
        </draw:frame>
        <draw:frame draw:style-name="gr10" draw:layer="layout" svg:width="3.055cm" svg:height="0.962cm" svg:x="46.733cm" svg:y="11.1cm">
          <draw:text-box>
            <text:p>Available</text:p>
          </draw:text-box>
        </draw:frame>
        <draw:custom-shape draw:style-name="gr13" draw:text-style-name="P2" draw:layer="layout" svg:width="1cm" svg:height="1cm" svg:x="44.254cm" svg:y="13.4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4.5cm" svg:height="7.692cm" svg:x="37.5cm" svg:y="10.4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096cm" svg:height="0.962cm" svg:x="36.908cm" svg:y="5.157cm">
          <draw:text-box>
            <text:p>Record artist</text:p>
          </draw:text-box>
        </draw:frame>
        <draw:g>
          <draw:custom-shape draw:style-name="gr12" draw:text-style-name="P2" draw:layer="layout" svg:width="1cm" svg:height="1cm" svg:x="41.414cm" svg:y="5.2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34cm" svg:height="0.6cm" svg:x="41.5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4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542cm" svg:height="0.962cm" svg:x="36.908cm" svg:y="6.458cm">
          <draw:text-box>
            <text:p>Record</text:p>
          </draw:text-box>
        </draw:frame>
        <draw:g>
          <draw:custom-shape draw:style-name="gr12" draw:text-style-name="P2" draw:layer="layout" svg:width="1cm" svg:height="1cm" svg:x="41.4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34cm" svg:height="0.6cm" svg:x="41.5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4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614cm" svg:height="0.962cm" svg:x="36.908cm" svg:y="7.759cm">
          <draw:text-box>
            <text:p>Volume</text:p>
          </draw:text-box>
        </draw:frame>
        <draw:g>
          <draw:custom-shape draw:style-name="gr12" draw:text-style-name="P2" draw:layer="layout" svg:width="1cm" svg:height="1cm" svg:x="41.4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34cm" svg:height="0.6cm" svg:x="41.5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402cm" svg:y="7.832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3.597cm" svg:height="0.962cm" svg:x="19.6cm" svg:y="23.5cm">
          <draw:text-box>
            <text:p>Collections</text:p>
          </draw:text-box>
        </draw:frame>
        <draw:frame draw:style-name="gr10" draw:layer="layout" svg:width="2.966cm" svg:height="0.962cm" svg:x="22.134cm" svg:y="25.038cm">
          <draw:text-box>
            <text:p>Selected</text:p>
          </draw:text-box>
        </draw:frame>
        <draw:frame draw:style-name="gr10" draw:layer="layout" svg:width="3.055cm" svg:height="0.962cm" svg:x="29.333cm" svg:y="25cm">
          <draw:text-box>
            <text:p>Available</text:p>
          </draw:text-box>
        </draw:frame>
        <draw:custom-shape draw:style-name="gr13" draw:text-style-name="P2" draw:layer="layout" svg:width="1cm" svg:height="1cm" svg:x="26.854cm" svg:y="27.3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4.5cm" svg:height="7.692cm" svg:x="20.1cm" svg:y="24.3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2cm" svg:y="5cm">
          <draw:text-box>
            <text:p>Collections</text:p>
          </draw:text-box>
        </draw:frame>
        <draw:frame draw:style-name="gr10" draw:layer="layout" svg:width="2.966cm" svg:height="0.962cm" svg:x="4.534cm" svg:y="6.538cm">
          <draw:text-box>
            <text:p>Selected</text:p>
          </draw:text-box>
        </draw:frame>
        <draw:frame draw:style-name="gr10" draw:layer="layout" svg:width="3.055cm" svg:height="0.962cm" svg:x="11.733cm" svg:y="6.5cm">
          <draw:text-box>
            <text:p>Available</text:p>
          </draw:text-box>
        </draw:frame>
        <draw:custom-shape draw:style-name="gr13" draw:text-style-name="P2" draw:layer="layout" svg:width="1cm" svg:height="1cm" svg:x="9.254cm" svg:y="8.8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4.5cm" svg:height="7.692cm" svg:x="2.5cm" svg:y="5.8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36.5cm" svg:y="27cm">
          <draw:text-box>
            <text:p>Collections</text:p>
          </draw:text-box>
        </draw:frame>
        <draw:frame draw:style-name="gr10" draw:layer="layout" svg:width="2.966cm" svg:height="0.962cm" svg:x="39.034cm" svg:y="28.538cm">
          <draw:text-box>
            <text:p>Selected</text:p>
          </draw:text-box>
        </draw:frame>
        <draw:frame draw:style-name="gr10" draw:layer="layout" svg:width="3.055cm" svg:height="0.962cm" svg:x="46.233cm" svg:y="28.5cm">
          <draw:text-box>
            <text:p>Available</text:p>
          </draw:text-box>
        </draw:frame>
        <draw:custom-shape draw:style-name="gr13" draw:text-style-name="P2" draw:layer="layout" svg:width="1cm" svg:height="1cm" svg:x="43.754cm" svg:y="30.8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4.5cm" svg:height="7.692cm" svg:x="37cm" svg:y="27.80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2" draw:layer="layout" svg:width="5.5cm" svg:height="4.209cm" svg:x="28.5cm" svg:y="26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9" draw:layer="layout" svg:width="2.036cm" svg:height="0.645cm" svg:x="28.464cm" svg:y="26.538cm">
            <draw:text-box>
              <text:p text:style-name="P9"><text:span text:style-name="T3">Search</text:span></text:p>
            </draw:text-box>
          </draw:frame>
          <draw:custom-shape draw:style-name="gr11" draw:text-style-name="P2" draw:layer="layout" svg:width="3.837cm" svg:height="0.605cm" svg:x="30cm" svg:y="26.5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233cm" svg:x="29.987cm" svg:y="27.3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28.464cm" svg:y="27.5cm">
            <draw:text-box>
              <text:p text:style-name="P9"><text:span text:style-name="T3">Select</text:span></text:p>
            </draw:text-box>
          </draw:frame>
          <draw:custom-shape draw:style-name="gr11" draw:text-style-name="P2" draw:layer="layout" svg:width="3cm" svg:height="0.489cm" svg:x="30cm" svg:y="29.7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1.5cm" svg:height="0.645cm" svg:x="28.5cm" svg:y="29.611cm">
            <draw:text-box>
              <text:p text:style-name="P9"><text:span text:style-name="T3">Add</text:span></text:p>
            </draw:text-box>
          </draw:frame>
          <draw:custom-shape draw:style-name="gr12" draw:text-style-name="P10" draw:layer="layout" svg:width="0.669cm" svg:height="0.525cm" svg:x="33.189cm" svg:y="29.752cm">
            <text:p text:style-name="P10"><text:span text:style-name="T3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2" draw:layer="layout" svg:width="5.5cm" svg:height="4.209cm" svg:x="28.536cm" svg:y="10.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28.5cm" svg:y="10.747cm">
            <draw:text-box>
              <text:p text:style-name="P9"><text:span text:style-name="T3">Search</text:span></text:p>
            </draw:text-box>
          </draw:frame>
          <draw:custom-shape draw:style-name="gr11" draw:text-style-name="P2" draw:layer="layout" svg:width="3.837cm" svg:height="0.605cm" svg:x="30.036cm" svg:y="10.7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938cm" svg:x="30.023cm" svg:y="11.5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28.5cm" svg:y="11.709cm">
            <draw:text-box>
              <text:p text:style-name="P9"><text:span text:style-name="T3">Select</text:span></text:p>
            </draw:text-box>
          </draw:frame>
        </draw:g>
        <draw:g>
          <draw:custom-shape draw:style-name="gr17" draw:text-style-name="P2" draw:layer="layout" svg:width="5.5cm" svg:height="4.209cm" svg:x="11cm" svg:y="7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10.964cm" svg:y="8.038cm">
            <draw:text-box>
              <text:p text:style-name="P9"><text:span text:style-name="T3">Search</text:span></text:p>
            </draw:text-box>
          </draw:frame>
          <draw:custom-shape draw:style-name="gr11" draw:text-style-name="P2" draw:layer="layout" svg:width="3.837cm" svg:height="0.605cm" svg:x="12.5cm" svg:y="8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233cm" svg:x="12.487cm" svg:y="8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10.964cm" svg:y="9cm">
            <draw:text-box>
              <text:p text:style-name="P9"><text:span text:style-name="T3">Select</text:span></text:p>
            </draw:text-box>
          </draw:frame>
          <draw:custom-shape draw:style-name="gr11" draw:text-style-name="P2" draw:layer="layout" svg:width="3cm" svg:height="0.489cm" svg:x="12.5cm" svg:y="11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1.5cm" svg:height="0.645cm" svg:x="11cm" svg:y="11.111cm">
            <draw:text-box>
              <text:p text:style-name="P9"><text:span text:style-name="T3">Add</text:span></text:p>
            </draw:text-box>
          </draw:frame>
          <draw:custom-shape draw:style-name="gr12" draw:text-style-name="P10" draw:layer="layout" svg:width="0.669cm" svg:height="0.525cm" svg:x="15.689cm" svg:y="11.252cm">
            <text:p text:style-name="P10"><text:span text:style-name="T3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2" draw:layer="layout" svg:width="5.5cm" svg:height="4.209cm" svg:x="45.5cm" svg:y="29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45.464cm" svg:y="30.038cm">
            <draw:text-box>
              <text:p text:style-name="P9"><text:span text:style-name="T3">Search</text:span></text:p>
            </draw:text-box>
          </draw:frame>
          <draw:custom-shape draw:style-name="gr11" draw:text-style-name="P2" draw:layer="layout" svg:width="3.837cm" svg:height="0.605cm" svg:x="47cm" svg:y="30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233cm" svg:x="46.987cm" svg:y="30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45.464cm" svg:y="31cm">
            <draw:text-box>
              <text:p text:style-name="P9"><text:span text:style-name="T3">Select</text:span></text:p>
            </draw:text-box>
          </draw:frame>
          <draw:custom-shape draw:style-name="gr11" draw:text-style-name="P2" draw:layer="layout" svg:width="3cm" svg:height="0.489cm" svg:x="47cm" svg:y="33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1.5cm" svg:height="0.645cm" svg:x="45.5cm" svg:y="33.111cm">
            <draw:text-box>
              <text:p text:style-name="P9"><text:span text:style-name="T3">Add</text:span></text:p>
            </draw:text-box>
          </draw:frame>
          <draw:custom-shape draw:style-name="gr12" draw:text-style-name="P10" draw:layer="layout" svg:width="0.669cm" svg:height="0.525cm" svg:x="50.189cm" svg:y="33.252cm">
            <text:p text:style-name="P10"><text:span text:style-name="T3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2" draw:layer="layout" svg:width="5.5cm" svg:height="4.209cm" svg:x="21cm" svg:y="26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21.368cm" svg:y="26.622cm">
            <draw:text-box>
              <text:p text:style-name="P9"><text:span text:style-name="T3">Asdfasdf</text:span></text:p>
              <text:p text:style-name="P9"><text:span text:style-name="T3">Asdfasdf</text:span></text:p>
              <text:p text:style-name="P9"><text:span text:style-name="T3">asdfasdf</text:span></text:p>
            </draw:text-box>
          </draw:frame>
          <draw:frame draw:style-name="gr10" draw:text-style-name="P11" draw:layer="layout" svg:width="0.68cm" svg:height="1.433cm" svg:x="24.154cm" svg:y="26.642cm">
            <draw:text-box>
              <text:p text:style-name="P11"><text:span text:style-name="T4">x</text:span></text:p>
              <text:p text:style-name="P11"><text:span text:style-name="T4">x</text:span></text:p>
              <text:p text:style-name="P11"><text:span text:style-name="T4">x</text:span></text:p>
            </draw:text-box>
          </draw:frame>
        </draw:g>
        <draw:g>
          <draw:custom-shape draw:style-name="gr11" draw:text-style-name="P2" draw:layer="layout" svg:width="5.5cm" svg:height="4.209cm" svg:x="21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21.368cm" svg:y="10.831cm">
            <draw:text-box>
              <text:p text:style-name="P9"><text:span text:style-name="T3">Asdfasdf</text:span></text:p>
              <text:p text:style-name="P9"><text:span text:style-name="T3">Asdfasdf</text:span></text:p>
              <text:p text:style-name="P9"><text:span text:style-name="T3">asdfasdf</text:span></text:p>
            </draw:text-box>
          </draw:frame>
          <draw:frame draw:style-name="gr10" draw:text-style-name="P11" draw:layer="layout" svg:width="0.68cm" svg:height="1.433cm" svg:x="24.154cm" svg:y="10.851cm">
            <draw:text-box>
              <text:p text:style-name="P11"><text:span text:style-name="T4">x</text:span></text:p>
              <text:p text:style-name="P11"><text:span text:style-name="T4">x</text:span></text:p>
              <text:p text:style-name="P11"><text:span text:style-name="T4">x</text:span></text:p>
            </draw:text-box>
          </draw:frame>
        </draw:g>
        <draw:g>
          <draw:custom-shape draw:style-name="gr11" draw:text-style-name="P2" draw:layer="layout" svg:width="5.5cm" svg:height="4.209cm" svg:x="37.5cm" svg:y="29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37.868cm" svg:y="30.122cm">
            <draw:text-box>
              <text:p text:style-name="P9"><text:span text:style-name="T3">Asdfasdf</text:span></text:p>
              <text:p text:style-name="P9"><text:span text:style-name="T3">Asdfasdf</text:span></text:p>
              <text:p text:style-name="P9"><text:span text:style-name="T3">asdfasdf</text:span></text:p>
            </draw:text-box>
          </draw:frame>
          <draw:frame draw:style-name="gr10" draw:text-style-name="P11" draw:layer="layout" svg:width="0.68cm" svg:height="1.433cm" svg:x="40.654cm" svg:y="30.142cm">
            <draw:text-box>
              <text:p text:style-name="P11"><text:span text:style-name="T4">x</text:span></text:p>
              <text:p text:style-name="P11"><text:span text:style-name="T4">x</text:span></text:p>
              <text:p text:style-name="P11"><text:span text:style-name="T4">x</text:span></text:p>
            </draw:text-box>
          </draw:frame>
        </draw:g>
        <draw:g>
          <draw:custom-shape draw:style-name="gr11" draw:text-style-name="P2" draw:layer="layout" svg:width="5.5cm" svg:height="4.209cm" svg:x="38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38.368cm" svg:y="12.331cm">
            <draw:text-box>
              <text:p text:style-name="P9"><text:span text:style-name="T3">Asdfasdf</text:span></text:p>
              <text:p text:style-name="P9"><text:span text:style-name="T3">Asdfasdf</text:span></text:p>
              <text:p text:style-name="P9"><text:span text:style-name="T3">asdfasdf</text:span></text:p>
            </draw:text-box>
          </draw:frame>
          <draw:frame draw:style-name="gr10" draw:text-style-name="P11" draw:layer="layout" svg:width="0.68cm" svg:height="1.433cm" svg:x="41.154cm" svg:y="12.351cm">
            <draw:text-box>
              <text:p text:style-name="P11"><text:span text:style-name="T4">x</text:span></text:p>
              <text:p text:style-name="P11"><text:span text:style-name="T4">x</text:span></text:p>
              <text:p text:style-name="P11"><text:span text:style-name="T4">x</text:span></text:p>
            </draw:text-box>
          </draw:frame>
        </draw:g>
        <draw:g>
          <draw:custom-shape draw:style-name="gr11" draw:text-style-name="P2" draw:layer="layout" svg:width="5.5cm" svg:height="4.209cm" svg:x="3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3.368cm" svg:y="8.122cm">
            <draw:text-box>
              <text:p text:style-name="P9"><text:span text:style-name="T3">Asdfasdf</text:span></text:p>
              <text:p text:style-name="P9"><text:span text:style-name="T3">Asdfasdf</text:span></text:p>
              <text:p text:style-name="P9"><text:span text:style-name="T3">asdfasdf</text:span></text:p>
            </draw:text-box>
          </draw:frame>
          <draw:frame draw:style-name="gr10" draw:text-style-name="P11" draw:layer="layout" svg:width="0.68cm" svg:height="1.433cm" svg:x="6.154cm" svg:y="8.142cm">
            <draw:text-box>
              <text:p text:style-name="P11"><text:span text:style-name="T4">x</text:span></text:p>
              <text:p text:style-name="P11"><text:span text:style-name="T4">x</text:span></text:p>
              <text:p text:style-name="P11"><text:span text:style-name="T4">x</text:span></text:p>
            </draw:text-box>
          </draw:frame>
        </draw:g>
        <draw:g>
          <draw:custom-shape draw:style-name="gr17" draw:text-style-name="P2" draw:layer="layout" svg:width="5.5cm" svg:height="4.209cm" svg:x="46cm" svg:y="1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45.964cm" svg:y="12.247cm">
            <draw:text-box>
              <text:p text:style-name="P9"><text:span text:style-name="T3">Search</text:span></text:p>
            </draw:text-box>
          </draw:frame>
          <draw:custom-shape draw:style-name="gr11" draw:text-style-name="P2" draw:layer="layout" svg:width="3.837cm" svg:height="0.605cm" svg:x="47.5cm" svg:y="12.2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938cm" svg:x="47.487cm" svg:y="13.0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45.964cm" svg:y="13.209cm">
            <draw:text-box>
              <text:p text:style-name="P9"><text:span text:style-name="T3">Select</text:span></text:p>
            </draw:text-box>
          </draw:frame>
        </draw:g>
        <draw:custom-shape draw:style-name="gr17" draw:text-style-name="P2" draw:layer="layout" svg:width="14.597cm" svg:height="5.5cm" svg:x="37.344cm" svg:y="2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2" draw:layer="layout" svg:width="0.722cm" svg:height="0.584cm" svg:x="37.644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37.743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301cm" svg:height="0.584cm" svg:x="38.358cm" svg:y="21.165cm">
            <text:p text:style-name="P2"><text:span text:style-name="T3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2.496cm" svg:height="0.645cm" svg:x="37.398cm" svg:y="20.438cm">
          <draw:text-box>
            <text:p text:style-name="P9"><text:span text:style-name="T3">Record artist</text:span></text:p>
          </draw:text-box>
        </draw:frame>
        <draw:g>
          <draw:custom-shape draw:style-name="gr12" draw:text-style-name="P2" draw:layer="layout" svg:width="0.722cm" svg:height="0.584cm" svg:x="41.9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42.0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415cm" svg:height="0.584cm" svg:x="42.704cm" svg:y="21.165cm">
            <text:p text:style-name="P2"><text:span text:style-name="T3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637cm" svg:height="0.645cm" svg:x="41.744cm" svg:y="20.438cm">
          <draw:text-box>
            <text:p text:style-name="P9"><text:span text:style-name="T3">Record</text:span></text:p>
          </draw:text-box>
        </draw:frame>
        <draw:g>
          <draw:custom-shape draw:style-name="gr12" draw:text-style-name="P2" draw:layer="layout" svg:width="0.722cm" svg:height="0.584cm" svg:x="46.3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46.4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973cm" svg:height="0.584cm" svg:x="47.104cm" svg:y="21.165cm">
            <text:p text:style-name="P2"><text:span text:style-name="T3">Disk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675cm" svg:height="0.645cm" svg:x="46.144cm" svg:y="20.438cm">
          <draw:text-box>
            <text:p text:style-name="P9"><text:span text:style-name="T3">Volume</text:span></text:p>
          </draw:text-box>
        </draw:frame>
        <draw:g>
          <draw:custom-shape draw:style-name="gr12" draw:text-style-name="P2" draw:layer="layout" svg:width="0.722cm" svg:height="0.584cm" svg:x="37.644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37.743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301cm" svg:height="0.584cm" svg:x="38.358cm" svg:y="22.165cm">
            <text:p text:style-name="P2"><text:span text:style-name="T3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0.722cm" svg:height="0.584cm" svg:x="41.9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42.0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415cm" svg:height="0.584cm" svg:x="42.704cm" svg:y="22.165cm">
            <text:p text:style-name="P2"><text:span text:style-name="T3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0.722cm" svg:height="0.584cm" svg:x="46.3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46.4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973cm" svg:height="0.584cm" svg:x="47.104cm" svg:y="22.165cm">
            <text:p text:style-name="P2"><text:span text:style-name="T3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0" draw:layer="layout" svg:width="3.4cm" svg:height="0.525cm" svg:x="37.944cm" svg:y="23.124cm">
          <text:p text:style-name="P10"><text:span text:style-name="T3">Add another record</text:span></text:p>
          <draw:enhanced-geometry svg:viewBox="0 0 21600 21600" draw:type="rectangle" draw:enhanced-path="M 0 0 L 21600 0 21600 21600 0 21600 0 0 Z N"/>
        </draw:custom-shape>
        <draw:frame draw:style-name="gr20" draw:layer="layout" svg:width="5.815cm" svg:height="1cm" svg:x="37cm" svg:y="18.508cm">
          <draw:text-box>
            <text:p>Containing records</text:p>
          </draw:text-box>
        </draw:frame>
        <draw:custom-shape draw:style-name="gr14" draw:text-style-name="P2" draw:layer="layout" svg:width="15.252cm" svg:height="6.692cm" svg:x="37cm" svg:y="19.808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8cm" svg:height="0.645cm" svg:x="51.077cm" svg:y="21.104cm">
          <draw:text-box>
            <text:p text:style-name="P11"><text:span text:style-name="T4">x</text:span></text:p>
          </draw:text-box>
        </draw:frame>
        <draw:frame draw:style-name="gr10" draw:text-style-name="P11" draw:layer="layout" svg:width="0.68cm" svg:height="0.645cm" svg:x="51.077cm" svg:y="22.105cm">
          <draw:text-box>
            <text:p text:style-name="P11"><text:span text:style-name="T4">x</text:span></text:p>
          </draw:text-box>
        </draw:frame>
        <draw:custom-shape draw:style-name="gr21" draw:text-style-name="P2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835cm" svg:height="1.673cm" svg:x="4.834cm" svg:y="43.5cm">
          <draw:text-box>
            <text:p text:style-name="P12"><text:span text:style-name="T5">Tool</text:span></text:p>
          </draw:text-box>
        </draw:frame>
        <draw:frame draw:style-name="gr20" draw:text-style-name="P13" draw:layer="layout" svg:width="3.503cm" svg:height="1cm" svg:x="16.539cm" svg:y="46cm">
          <draw:text-box>
            <text:p><text:span text:style-name="T6">10000 Days</text:span></text:p>
          </draw:text-box>
        </draw:frame>
        <draw:custom-shape draw:style-name="gr16" draw:text-style-name="P2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7.31cm" svg:height="5.284cm" svg:x="23.039cm" svg:y="49.216cm">
          <draw:text-box>
            <text:p text:style-name="P9"><text:span text:style-name="T7">Track listing</text:span></text:p>
            <text:p text:style-name="P9"><text:span text:style-name="T3">"Vicarious" – 7:06</text:span></text:p>
            <text:p text:style-name="P9"><text:span text:style-name="T3">"Jambi" – 7:28</text:span></text:p>
            <text:p text:style-name="P9"><text:span text:style-name="T3">"Wings for Marie (Pt 1)" – 6:11</text:span></text:p>
            <text:p text:style-name="P9"><text:span text:style-name="T3">"10,000 Days (Wings Pt 2)" – 11:13</text:span></text:p>
            <text:p text:style-name="P9"><text:span text:style-name="T3">"The Pot" – 6:21</text:span></text:p>
            <text:p text:style-name="P9"><text:span text:style-name="T3">"Lipan Conjuring" – 1:11</text:span></text:p>
            <text:p text:style-name="P9"><text:span text:style-name="T3">"Lost Keys (Blame Hofmann)" – 3:46</text:span></text:p>
            <text:p text:style-name="P9"><text:span text:style-name="T3">"Rosetta Stoned" – 11:11</text:span></text:p>
            <text:p text:style-name="P9"><text:span text:style-name="T3">"Intension" – 7:21</text:span></text:p>
            <text:p text:style-name="P9"><text:span text:style-name="T3">"Right in Two" – 8:55</text:span></text:p>
            <text:p text:style-name="P9"><text:span text:style-name="T3">"Viginti Tres" – 5:02</text:span></text:p>
          </draw:text-box>
        </draw:frame>
        <draw:frame draw:style-name="gr20" draw:text-style-name="P13" draw:layer="layout" svg:width="1.755cm" svg:height="1cm" svg:x="21.539cm" svg:y="46cm">
          <draw:text-box>
            <text:p><text:span text:style-name="T6">2006</text:span></text:p>
          </draw:text-box>
        </draw:frame>
        <draw:frame draw:style-name="gr20" draw:text-style-name="P13" draw:layer="layout" svg:width="1.539cm" svg:height="1cm" svg:x="24.539cm" svg:y="46cm">
          <draw:text-box>
            <text:p><text:span text:style-name="T6">Live</text:span></text:p>
          </draw:text-box>
        </draw:frame>
        <draw:frame draw:style-name="gr20" draw:text-style-name="P13" draw:layer="layout" svg:width="3.503cm" svg:height="1cm" svg:x="16.509cm" svg:y="47.289cm">
          <draw:text-box>
            <text:p><text:span text:style-name="T6">10000 Days</text:span></text:p>
          </draw:text-box>
        </draw:frame>
        <draw:frame draw:style-name="gr20" draw:text-style-name="P13" draw:layer="layout" svg:width="1.755cm" svg:height="1cm" svg:x="21.509cm" svg:y="47.289cm">
          <draw:text-box>
            <text:p><text:span text:style-name="T6">2006</text:span></text:p>
          </draw:text-box>
        </draw:frame>
        <draw:frame draw:style-name="gr20" draw:text-style-name="P13" draw:layer="layout" svg:width="1.539cm" svg:height="1cm" svg:x="24.509cm" svg:y="47.289cm">
          <draw:text-box>
            <text:p><text:span text:style-name="T6">Live</text:span></text:p>
          </draw:text-box>
        </draw:frame>
        <draw:frame draw:style-name="gr20" draw:text-style-name="P13" draw:layer="layout" svg:width="3.503cm" svg:height="1cm" svg:x="16.539cm" svg:y="56cm">
          <draw:text-box>
            <text:p><text:span text:style-name="T6">10000 Days</text:span></text:p>
          </draw:text-box>
        </draw:frame>
        <draw:frame draw:style-name="gr20" draw:text-style-name="P13" draw:layer="layout" svg:width="1.755cm" svg:height="1cm" svg:x="21.539cm" svg:y="56cm">
          <draw:text-box>
            <text:p><text:span text:style-name="T6">2006</text:span></text:p>
          </draw:text-box>
        </draw:frame>
        <draw:frame draw:style-name="gr20" draw:text-style-name="P13" draw:layer="layout" svg:width="1.539cm" svg:height="1cm" svg:x="24.539cm" svg:y="56cm">
          <draw:text-box>
            <text:p><text:span text:style-name="T6">Live</text:span></text:p>
          </draw:text-box>
        </draw:frame>
        <draw:frame draw:style-name="gr20" draw:text-style-name="P13" draw:layer="layout" svg:width="3.503cm" svg:height="1cm" svg:x="16.5cm" svg:y="57.5cm">
          <draw:text-box>
            <text:p><text:span text:style-name="T6">10000 Days</text:span></text:p>
          </draw:text-box>
        </draw:frame>
        <draw:frame draw:style-name="gr20" draw:text-style-name="P13" draw:layer="layout" svg:width="1.755cm" svg:height="1cm" svg:x="21.5cm" svg:y="57.5cm">
          <draw:text-box>
            <text:p><text:span text:style-name="T6">2006</text:span></text:p>
          </draw:text-box>
        </draw:frame>
        <draw:frame draw:style-name="gr20" draw:text-style-name="P13" draw:layer="layout" svg:width="1.539cm" svg:height="1cm" svg:x="24.5cm" svg:y="57.5cm">
          <draw:text-box>
            <text:p><text:span text:style-name="T6">Live</text:span></text:p>
          </draw:text-box>
        </draw:frame>
        <draw:custom-shape draw:style-name="gr12" draw:text-style-name="P10" draw:layer="layout" svg:width="1cm" svg:height="0.5cm" svg:x="7cm" svg:y="45.5cm">
          <text:p text:style-name="P10"><text:span text:style-name="T3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039cm" svg:y="46cm">
          <text:p text:style-name="P10"><text:span text:style-name="T3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4.99cm" svg:y="54.251cm">
          <text:p text:style-name="P10"><text:span text:style-name="T3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3.586cm" svg:y="54.272cm">
          <text:p text:style-name="P10"><text:span text:style-name="T3">P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736cm" svg:y="46.015cm">
          <text:p text:style-name="P10"><text:span text:style-name="T3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048cm" svg:y="47.289cm">
          <text:p text:style-name="P10"><text:span text:style-name="T3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745cm" svg:y="47.304cm">
          <text:p text:style-name="P10"><text:span text:style-name="T3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27cm" svg:y="55.935cm">
          <text:p text:style-name="P10"><text:span text:style-name="T3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967cm" svg:y="55.95cm">
          <text:p text:style-name="P10"><text:span text:style-name="T3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342cm" svg:y="57.485cm">
          <text:p text:style-name="P10"><text:span text:style-name="T3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8.039cm" svg:y="57.5cm">
          <text:p text:style-name="P10"><text:span text:style-name="T3">Edit</text:span></text:p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4.531cm" svg:height="2.795cm" svg:x="4.969cm" svg:y="45.5cm">
          <draw:text-box>
            <text:p text:style-name="P9"><text:span text:style-name="T7">Members</text:span></text:p>
            <text:p text:style-name="P9"><text:span text:style-name="T3">Danny Carey</text:span></text:p>
            <text:p text:style-name="P9"><text:span text:style-name="T3">Justin Chancellor</text:span></text:p>
            <text:p text:style-name="P9"><text:span text:style-name="T3">Maynard James Keenan</text:span></text:p>
            <text:p text:style-name="P9"><text:span text:style-name="T3">Adam Jones</text:span></text:p>
          </draw:text-box>
        </draw:frame>
        <draw:frame draw:style-name="gr24" draw:text-style-name="P9" draw:layer="layout" svg:width="7.368cm" svg:height="9.495cm" svg:x="5cm" svg:y="48.505cm">
          <draw:text-box>
            <text:p text:style-name="P9"><text:span text:style-name="T3">Origin </text:span><text:span text:style-name="T3"><text:tab/></text:span><text:span text:style-name="T3">Los Angeles, California, United States</text:span></text:p>
            <text:p text:style-name="P9"><text:span text:style-name="T3">Genres </text:span><text:span text:style-name="T3"><text:tab/></text:span><text:span text:style-name="T3">Alternative metal, art rock, progressive metal, progressive rock, post-metal</text:span></text:p>
            <text:p text:style-name="P9"><text:span text:style-name="T3">Years active </text:span><text:span text:style-name="T3"><text:tab/></text:span><text:span text:style-name="T3">1990-present</text:span></text:p>
            <text:p text:style-name="P9"><text:span text:style-name="T3">Labels </text:span><text:span text:style-name="T3"><text:tab/></text:span><text:span text:style-name="T3">Tool Dissectional, Volcano, Zoo</text:span></text:p>
            <text:p text:style-name="P9"><text:span text:style-name="T3">Associated acts </text:span><text:span text:style-name="T3"><text:tab/></text:span><text:span text:style-name="T3">A Perfect Circle, Green Jellÿ, Puscifer, ZAUM</text:span></text:p>
            <text:p text:style-name="P9"><text:span text:style-name="T3">Website </text:span><text:span text:style-name="T3"><text:tab/></text:span><text:span text:style-name="T3">www.toolband.com</text:span></text:p>
            <text:p text:style-name="P9"><text:span text:style-name="T3">Members</text:span></text:p>
            <text:p text:style-name="P9"><text:span text:style-name="T3">Danny Carey</text:span></text:p>
            <text:p text:style-name="P9"><text:span text:style-name="T3">Justin Chancellor</text:span></text:p>
            <text:p text:style-name="P9"><text:span text:style-name="T3">Maynard James Keenan</text:span></text:p>
            <text:p text:style-name="P9"><text:span text:style-name="T3">Adam Jones</text:span></text:p>
            <text:p text:style-name="P9"><text:span text:style-name="T3">Former members</text:span></text:p>
            <text:p text:style-name="P9"><text:span text:style-name="T3">Paul D'Amour</text:span></text:p>
          </draw:text-box>
        </draw:frame>
        <draw:custom-shape draw:style-name="gr12" draw:text-style-name="P10" draw:layer="layout" svg:width="1cm" svg:height="0.5cm" svg:x="5.27cm" svg:y="55.433cm">
          <text:p text:style-name="P10"><text:span text:style-name="T3">Ed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B_5f_Table" style:display-name="DB_Table" style:family="graphic" style:parent-style-name="standard">
      <style:graphic-properties draw:stroke-dash="Dash_20_2" draw:fill-gradient-name="Gradient_20_7" draw:fill-hatch-name="Hatch_20_1" draw:fill-image-name="Bitmape_20_1" draw:textarea-vertical-align="top"/>
      <style:text-properties fo:font-size="12pt"/>
    </style:style>
    <style:style style:name="DB_5f_ColumList" style:display-name="DB_ColumList" style:family="graphic" style:parent-style-name="standard">
      <style:graphic-properties draw:stroke-dash="Dash_20_2" draw:fill-color="#33a3a3" draw:fill-gradient-name="Gradient_20_7" draw:fill-hatch-name="Hatch_20_1" draw:fill-image-name="Bitmape_20_1" draw:fill-image-width="0cm" draw:fill-image-height="0cm" draw:textarea-horizontal-align="left" draw:textarea-vertical-align="top"/>
      <style:paragraph-properties fo:text-align="start"/>
      <style:text-properties fo:font-size="10pt"/>
    </style:style>
    <style:style style:name="DB_5f_Comment" style:display-name="DB_Comment" style:family="graphic" style:parent-style-name="title2">
      <style:graphic-properties draw:stroke="dash" draw:stroke-dash="Ultrafine_20_Dashed" draw:fill="solid" draw:fill-color="#ffffff" draw:fill-gradient-name="Gradient_20_8" draw:fill-hatch-name="Hatch_20_1" draw:fill-image-name="Bitmape_20_1" draw:fill-image-width="0cm" draw:fill-image-height="0cm" draw:shadow="hidden"/>
      <style:text-properties fo:font-size="10pt"/>
    </style:style>
    <style:style style:name="DB_5f_Comment_5f_Connector" style:display-name="DB_Comment_Connector" style:family="graphic" style:parent-style-name="standard">
      <style:graphic-properties draw:stroke="dash" draw:stroke-dash="Ultrafine_20_Dashed" draw:fill-gradient-name="Gradient_20_8" draw:fill-hatch-name="Hatch_20_1" draw:fill-image-name="Bitmape_20_1"/>
    </style:style>
    <style:style style:name="Form_5f_Input" style:display-name="Form_Input" style:family="graphic" style:parent-style-name="standard">
      <style:graphic-properties draw:stroke-dash="Dash_20_2" draw:fill-color="#b3b3b3" draw:fill-gradient-name="Gradient_20_8" draw:fill-hatch-name="Hatch_20_1" draw:fill-image-name="Bitmape_20_1" draw:fill-image-width="0cm" draw:fill-image-height="0cm"/>
    </style:style>
    <style:style style:name="Form_5f_Button" style:display-name="Form_Button" style:family="graphic" style:parent-style-name="textbodyindent">
      <style:graphic-properties draw:stroke-dash="Dash_20_2" draw:fill-gradient-name="Gradient_20_8" draw:fill-hatch-name="Hatch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 draw:page-number="2"/>
      <draw:page-thumbnail draw:layer="backgroundobjects" svg:width="8.999cm" svg:height="6.364cm" svg:x="1cm" svg:y="20.242cm" draw:page-number="3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36cm" svg:y="4.264cm" presentation:class="title" presentation:placeholder="true">
        <draw:text-box/>
      </draw:frame>
      <draw:frame presentation:style-name="Default-outline1" draw:layer="backgroundobjects" svg:width="105.206cm" svg:height="54.186cm" svg:x="6.836cm" svg:y="20.203cm" presentation:class="outline" presentation:placeholder="true">
        <draw:text-box/>
      </draw:frame>
      <draw:frame presentation:style-name="Mpr1" draw:text-style-name="MP1" draw:layer="backgroundobjects" svg:width="27.234cm" svg:height="5.661cm" svg:x="6.836cm" svg:y="75.7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1cm" svg:y="75.7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08cm" svg:y="75.7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8T12:33:51</meta:creation-date>
    <meta:editing-duration>PT04H17M07S</meta:editing-duration>
    <meta:editing-cycles>12</meta:editing-cycles>
    <dc:date>2010-04-18T17:07:43</dc:date>
    <meta:generator>OpenOffice.org/3.2$Unix OpenOffice.org_project/320m12$Build-9483</meta:generator>
    <meta:document-statistic meta:object-count="303"/>
  </office:meta>
</office:document-meta>
</file>